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70f10"/>
    </style:style>
    <style:style style:name="P2" style:family="paragraph" style:parent-style-name="Standard">
      <style:text-properties officeooo:paragraph-rsid="001880ed"/>
    </style:style>
    <style:style style:name="P3" style:family="paragraph" style:parent-style-name="Standard">
      <style:text-properties fo:font-weight="normal" officeooo:paragraph-rsid="001880ed" style:font-weight-asian="normal" style:font-weight-complex="normal"/>
    </style:style>
    <style:style style:name="P4" style:family="paragraph" style:parent-style-name="Standard">
      <style:text-properties fo:font-weight="normal" officeooo:paragraph-rsid="0019b6e5" style:font-weight-asian="normal" style:font-weight-complex="normal"/>
    </style:style>
    <style:style style:name="P5" style:family="paragraph" style:parent-style-name="Standard">
      <style:text-properties officeooo:paragraph-rsid="0019b6e5"/>
    </style:style>
    <style:style style:name="T1" style:family="text">
      <style:text-properties officeooo:rsid="00170f10"/>
    </style:style>
    <style:style style:name="T2" style:family="text">
      <style:text-properties officeooo:rsid="001880ed"/>
    </style:style>
    <style:style style:name="T3" style:family="text">
      <style:text-properties fo:font-weight="bold" officeooo:rsid="001880ed" style:font-weight-asian="bold" style:font-weight-complex="bold"/>
    </style:style>
    <style:style style:name="T4" style:family="text">
      <style:text-properties officeooo:rsid="0019b6e5"/>
    </style:style>
    <style:style style:name="T5" style:family="text">
      <style:text-properties fo:font-weight="normal" officeooo:rsid="0019b6e5" style:font-weight-asian="normal" style:font-weight-complex="normal"/>
    </style:style>
    <style:style style:name="T6" style:family="text">
      <style:text-properties fo:font-weight="normal" officeooo:rsid="001880e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 sistema será usado por especialista na area</text:span></text:p>
      <text:p text:style-name="P1"><text:span text:style-name="T1">O sistema terá que ser feito para usar na web</text:span></text:p>
      <text:p text:style-name="P1"><text:span text:style-name="T1">O sistema terá que guardar o </text:span><text:span text:style-name="T2">histórico</text:span><text:span text:style-name="T1"> do cliente. ( Facilmente acesso)</text:span></text:p>
      <text:p text:style-name="P1"><text:span text:style-name="T1"/></text:p>
      <text:p text:style-name="P1"><text:span text:style-name="T1">___________<text:line-break/>Forma de representar o conhecimento</text:span></text:p>
      <text:p text:style-name="P2"><text:span text:style-name="T2">Sistemas alertas e critérios embutir na representação do conhecimento.</text:span></text:p>
      <text:p text:style-name="P2"><text:span text:style-name="T2">Hora na base de conhecimento hora, </text:span></text:p>
      <text:p text:style-name="P2"><text:span text:style-name="T2">_____________________________<text:line-break/>Não é obrigado a desenvolver o motor de inferência, poderá ser usado um já pronto.</text:span></text:p>
      <text:p text:style-name="P1"><text:span text:style-name="T1"/></text:p>
      <text:p text:style-name="P1"><text:span text:style-name="T1">Aproveitar uma base de dados existente.</text:span></text:p>
      <text:p text:style-name="P1"><text:span text:style-name="T1"/></text:p>
      <text:p text:style-name="P1"><text:span text:style-name="T1"/></text:p>
      <text:p text:style-name="P1"><text:span text:style-name="T1">**Modelar base de dados</text:span></text:p>
      <text:p text:style-name="P1"><text:span text:style-name="T1">-Quais dados clinicos</text:span></text:p>
      <text:p text:style-name="P1"><text:span text:style-name="T1">-Quais dados pessoais</text:span></text:p>
      <text:p text:style-name="P1"><text:span text:style-name="T1"/></text:p>
      <text:p text:style-name="P1"><text:span text:style-name="T1"/></text:p>
      <text:p text:style-name="P1"><text:span text:style-name="T1">____<text:line-break/>Critérios de concistencia que vão estar ligado a base, </text:span></text:p>
      <text:p text:style-name="P1"><text:span text:style-name="T1"/></text:p>
      <text:p text:style-name="P1"><text:span text:style-name="T1">_______________<text:line-break/>Base de dados</text:span></text:p>
      <text:p text:style-name="P1"><text:span text:style-name="T1">não só o modelo de dados, mas a rotina de concisistencia, com criterios que são alertas e que não são denomisticos. </text:span></text:p>
      <text:p text:style-name="P1"><text:span text:style-name="T1"/></text:p>
      <text:p text:style-name="P1"><text:span text:style-name="T1"/></text:p>
      <text:p text:style-name="P1"><text:span text:style-name="T1">____________________***********__________________________<text:line-break/></text:span><text:span text:style-name="T2">Nome Cliente: Professora debora</text:span></text:p>
      <text:p text:style-name="P2"><text:span text:style-name="T2">Nome Projeto: </text:span><text:span text:style-name="T3">FISIODIAG ** NAO OFICIAL</text:span></text:p>
      <text:p text:style-name="P3"><text:span text:style-name="T2">Nome Empresa: PUC PPGTS</text:span></text:p>
      <text:p text:style-name="P3"><text:span text:style-name="T2">Objetivo: Desenvolver um prototipo de um sistema especialista para apoiar a identificação de diagnostico e de condutas para fisioterapia.</text:span></text:p>
      <text:p text:style-name="P3"><text:span text:style-name="T2">Escopo do projeot: Esse prototipo devera ser desenvolvido de tal forma que permita a representaõa dos dados clinicos e pessoais dos paceitnes e dos profissionais da fisioterapia, a representação das heuristicas para construçao do diagnostico e conduta, criterios de concistencia e de sinalização de evnetos alertas, interface com o usuario respeitando orientações da IHC e mecanismo de inferência.</text:span></text:p>
      <text:p text:style-name="P3"><text:span text:style-name="T2">Esse sistema devera estar disponivel no ambiente web, para utilização de profissionais da fisioterapia em uma clinica de atendimento fisioterápico.</text:span></text:p>
      <text:p text:style-name="P3"><text:span text:style-name="T2">Macro Fluxo: …<text:line-break/>Requisitos atendidos: Ver Profundidade …<text:line-break/>Metodoligia de Desenvolviemtno: MySQL, </text:span></text:p>
      <text:p text:style-name="P4"><text:span text:style-name="T2">_____<text:line-break/></text:span><text:span text:style-name="T4">Beneficios: Em geral as clinicas de fisioterapia não tem o pronturario eletronico do paciente informatizado, entre diversos motivos porque onus grande de alimentar, e não tem um beneficio .</text:span></text:p>
      <text:p text:style-name="P4"><text:span text:style-name="T4">Daria uma utilização efetiva para o profissional da area de fisioterapia para que ele alimentaçe.</text:span></text:p>
      <text:p text:style-name="P4"><text:span text:style-name="T4">Fisioterapeuticos trabalham com papeis e demora para analisar dados dos pacientes.</text:span></text:p>
      <text:p text:style-name="P4"><text:span text:style-name="T4"/></text:p>
      <text:p text:style-name="P4"><text:span text:style-name="T4"/></text:p>
      <text:p text:style-name="P4"><text:span text:style-name="T4">_______________________________________<text:line-break/>Falar com Cleverson e Renan sobre a base que eles tem.</text:span></text:p>
      <text:p text:style-name="P4"><text:soft-page-break/><text:span text:style-name="T4">****Colocar no escopo</text:span></text:p>
      <text:p text:style-name="P5"><text:span text:style-name="T5">Esse sistema sera avaliado junto a clinica de fisioterapia da PUC, atualmente na clinica é tudo manual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5T09:12:53</meta:creation-date>
    <dc:date>2013-01-25T09:54:07</dc:date>
    <meta:editing-duration>PT10M52S</meta:editing-duration>
    <meta:editing-cycles>1</meta:editing-cycles>
    <meta:document-statistic meta:table-count="0" meta:image-count="0" meta:object-count="0" meta:page-count="2" meta:paragraph-count="27" meta:word-count="330" meta:character-count="2252" meta:non-whitespace-character-count="1945"/>
    <meta:generator>LibreOffice/3.6$Linux_X86_64 LibreOffice_project/360m1$Build-3</meta:generator>
  </office:meta>
</office:document-meta>
</file>